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/>
      <style:paragraph-properties style:writing-mode="lr-tb"/>
    </style:style>
    <style:style style:name="gr2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705cm" fo:min-width="8.2cm"/>
      <style:paragraph-properties style:writing-mode="lr-tb"/>
    </style:style>
    <style:style style:name="gr23" style:family="graphic" style:parent-style-name="Arrow_20_Line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standard">
      <style:graphic-properties draw:fill="solid" draw:fill-color="#666666" draw:textarea-horizontal-align="justify" draw:textarea-vertical-align="middle" draw:auto-grow-height="false" fo:min-height="0.6cm" fo:min-width="5cm"/>
    </style:style>
    <style:style style:name="gr2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5cm" fo:min-width="20.8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cm" style:writing-mode="lr-tb"/>
      <style:paragraph-properties style:writing-mode="lr-tb"/>
    </style:style>
    <style:style style:name="gr2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5cm" fo:min-width="10.2cm"/>
    </style:style>
    <style:style style:name="gr28" style:family="graphic" style:parent-style-name="objectwithoutfill">
      <style:graphic-properties svg:stroke-width="0.1cm" svg:stroke-color="#3465a4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objectwithoutfill">
      <style:graphic-properties svg:stroke-width="0.1cm" svg:stroke-color="#b2b2b2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2" style:family="graphic" style:parent-style-name="objectwithoutfill">
      <style:graphic-properties svg:stroke-width="0.2cm" svg:stroke-color="#111111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2.227cm" fo:min-width="8.2cm"/>
      <style:paragraph-properties style:writing-mode="lr-tb"/>
    </style:style>
    <style:style style:name="gr34" style:family="graphic" style:parent-style-name="objectwithoutfill">
      <style:graphic-properties svg:stroke-width="0.2cm" svg:stroke-color="#3465a4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91cm" fo:min-width="8.2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4.335cm" fo:min-width="5.398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2.22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style:text-outline="false" style:text-line-through-style="none" style:text-line-through-type="none" fo:font-size="10pt" fo:text-shadow="none" style:text-underline-style="none" style:font-size-asian="10pt" style:font-name-complex="Arial Unicode MS" style:font-size-complex="10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9.3cm" svg:height="0.637cm" svg:x="19.1cm" svg:y="19.45cm">
          <draw:text-box>
            <text:p text:style-name="P1"><text:span text:style-name="T1">File</text:span><text:span text:style-name="T1"><text:tab/></text:span><text:span text:style-name="T1"><text:file-name text:display="name">20240214a_temperatursensor_konfektion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53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2" draw:layer="layout" svg:width="5.6cm" svg:height="0.955cm" svg:x="18.2cm" svg:y="1.3cm">
          <draw:text-box>
            <text:p text:style-name="P1"><text:span text:style-name="T1">Schrumpfschlauch transparent D 9.5, L </text:span></text:p>
            <text:p text:style-name="P1"><text:span text:style-name="T1">Etikette Polyester selbstkleb</text:span></text:p>
            <text:p text:style-name="P1"><text:span text:style-name="T1"/></text:p>
          </draw:text-box>
        </draw:frame>
        <draw:frame draw:style-name="gr22" draw:text-style-name="P2" draw:layer="layout" svg:width="7.95cm" svg:height="1.705cm" svg:x="17.45cm" svg:y="17.65cm">
          <draw:text-box>
            <text:p text:style-name="P1"><text:span text:style-name="T1">Temperatur bei Speicher Peter oben</text:span></text:p>
            <text:p text:style-name="P14"><text:span text:style-name="T1">Kurve oben: Sensor in Sensor-Rohr.</text:span></text:p>
            <text:p text:style-name="P1"><text:span text:style-name="T1">Kurven unten: zwei Sensoren aussen geklemmt.</text:span></text:p>
            <text:p text:style-name="P1"><text:span text:style-name="T1"/></text:p>
            <text:p text:style-name="P1"><text:span text:style-name="T1">Offset gemessen: 0.5 C → vernachlässigbar</text:span></text:p>
          </draw:text-box>
        </draw:frame>
        <draw:measure draw:style-name="gr23" draw:layer="layout" svg:x1="18.35cm" svg:y1="2.9cm" svg:x2="1.35cm" svg:y2="2.9cm">
          <text:p text:style-name="P15"><text:span text:style-name="T9">nicht massstäblich: 350</text:span></text:p>
        </draw:measure>
        <draw:custom-shape draw:style-name="gr24" draw:text-style-name="P16" draw:layer="layout" svg:width="5cm" svg:height="0.6cm" svg:x="1.35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20.85cm" svg:height="0.5cm" svg:x="6.35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8" draw:layer="layout" svg:width="3cm" svg:height="0.55cm" svg:x="18.3cm" svg:y="2.438cm">
          <text:p text:style-name="P9">DS_2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0.2cm" svg:height="0.5cm" svg:x="2.85cm" svg:y="8.033cm">
          <text:p/>
          <draw:enhanced-geometry svg:viewBox="0 0 21600 21600" draw:mirror-horizontal="true" draw:type="rectangle" draw:enhanced-path="M 0 0 L 21600 0 21600 21600 0 21600 0 0 Z N"/>
        </draw:custom-shape>
        <draw:line draw:style-name="gr28" draw:text-style-name="P11" draw:layer="layout" svg:x1="13.1cm" svg:y1="6.8cm" svg:x2="18.1cm" svg:y2="6.8cm">
          <text:p/>
        </draw:line>
        <draw:line draw:style-name="gr29" draw:text-style-name="P11" draw:layer="layout" svg:x1="18.6cm" svg:y1="6.8cm" svg:x2="18.1cm" svg:y2="6.8cm">
          <text:p/>
        </draw:line>
        <draw:line draw:style-name="gr15" draw:text-style-name="P11" draw:layer="layout" svg:x1="13.088cm" svg:y1="8.3cm" svg:x2="18.088cm" svg:y2="8.3cm">
          <text:p/>
        </draw:line>
        <draw:line draw:style-name="gr29" draw:text-style-name="P11" draw:layer="layout" svg:x1="18.588cm" svg:y1="8.3cm" svg:x2="18.088cm" svg:y2="8.3cm">
          <text:p/>
        </draw:line>
        <draw:line draw:style-name="gr30" draw:text-style-name="P11" draw:layer="layout" svg:x1="13.076cm" svg:y1="9.2cm" svg:x2="18.076cm" svg:y2="9.2cm">
          <text:p/>
        </draw:line>
        <draw:line draw:style-name="gr29" draw:text-style-name="P11" draw:layer="layout" svg:x1="18.576cm" svg:y1="9.2cm" svg:x2="18.076cm" svg:y2="9.2cm">
          <text:p/>
        </draw:line>
        <draw:line draw:style-name="gr31" draw:text-style-name="P11" draw:layer="layout" svg:x1="19.247cm" svg:y1="8.037cm" svg:x2="24.247cm" svg:y2="8.037cm">
          <text:p/>
        </draw:line>
        <draw:line draw:style-name="gr15" draw:text-style-name="P11" draw:layer="layout" svg:x1="13.088cm" svg:y1="8.3cm" svg:x2="18.088cm" svg:y2="8.3cm">
          <text:p/>
        </draw:line>
        <draw:line draw:style-name="gr32" draw:text-style-name="P11" draw:layer="layout" svg:x1="19.162cm" svg:y1="6.482cm" svg:x2="24.162cm" svg:y2="6.482cm">
          <text:p/>
        </draw:line>
        <draw:line draw:style-name="gr28" draw:text-style-name="P11" draw:layer="layout" svg:x1="13.088cm" svg:y1="6.6cm" svg:x2="18.088cm" svg:y2="6.6cm">
          <text:p/>
        </draw:line>
        <draw:line draw:style-name="gr29" draw:text-style-name="P11" draw:layer="layout" svg:x1="18.588cm" svg:y1="6.6cm" svg:x2="18.088cm" svg:y2="6.6cm">
          <text:p/>
        </draw:line>
        <draw:line draw:style-name="gr28" draw:text-style-name="P11" draw:layer="layout" svg:x1="13.088cm" svg:y1="6.4cm" svg:x2="18.088cm" svg:y2="6.4cm">
          <text:p/>
        </draw:line>
        <draw:line draw:style-name="gr29" draw:text-style-name="P11" draw:layer="layout" svg:x1="18.588cm" svg:y1="6.4cm" svg:x2="18.088cm" svg:y2="6.4cm">
          <text:p/>
        </draw:line>
        <draw:line draw:style-name="gr28" draw:text-style-name="P11" draw:layer="layout" svg:x1="13.088cm" svg:y1="6.2cm" svg:x2="18.088cm" svg:y2="6.2cm">
          <text:p/>
        </draw:line>
        <draw:line draw:style-name="gr29" draw:text-style-name="P11" draw:layer="layout" svg:x1="18.588cm" svg:y1="6.2cm" svg:x2="18.088cm" svg:y2="6.2cm">
          <text:p/>
        </draw:line>
        <draw:line draw:style-name="gr28" draw:text-style-name="P11" draw:layer="layout" svg:x1="13.088cm" svg:y1="6cm" svg:x2="18.088cm" svg:y2="6cm">
          <text:p/>
        </draw:line>
        <draw:line draw:style-name="gr29" draw:text-style-name="P11" draw:layer="layout" svg:x1="18.588cm" svg:y1="6cm" svg:x2="18.088cm" svg:y2="6cm">
          <text:p/>
        </draw:line>
        <draw:line draw:style-name="gr28" draw:text-style-name="P11" draw:layer="layout" svg:x1="13.088cm" svg:y1="5.8cm" svg:x2="18.088cm" svg:y2="5.8cm">
          <text:p/>
        </draw:line>
        <draw:line draw:style-name="gr29" draw:text-style-name="P11" draw:layer="layout" svg:x1="18.588cm" svg:y1="5.8cm" svg:x2="18.088cm" svg:y2="5.8cm">
          <text:p/>
        </draw:line>
        <draw:line draw:style-name="gr15" draw:text-style-name="P11" draw:layer="layout" svg:x1="13.076cm" svg:y1="8.1cm" svg:x2="18.076cm" svg:y2="8.1cm">
          <text:p/>
        </draw:line>
        <draw:line draw:style-name="gr29" draw:text-style-name="P11" draw:layer="layout" svg:x1="18.576cm" svg:y1="8.1cm" svg:x2="18.076cm" svg:y2="8.1cm">
          <text:p/>
        </draw:line>
        <draw:line draw:style-name="gr15" draw:text-style-name="P11" draw:layer="layout" svg:x1="13.076cm" svg:y1="8.1cm" svg:x2="18.076cm" svg:y2="8.1cm">
          <text:p/>
        </draw:line>
        <draw:line draw:style-name="gr15" draw:text-style-name="P11" draw:layer="layout" svg:x1="13.076cm" svg:y1="7.9cm" svg:x2="18.076cm" svg:y2="7.9cm">
          <text:p/>
        </draw:line>
        <draw:line draw:style-name="gr29" draw:text-style-name="P11" draw:layer="layout" svg:x1="18.576cm" svg:y1="7.9cm" svg:x2="18.076cm" svg:y2="7.9cm">
          <text:p/>
        </draw:line>
        <draw:line draw:style-name="gr15" draw:text-style-name="P11" draw:layer="layout" svg:x1="13.076cm" svg:y1="7.9cm" svg:x2="18.076cm" svg:y2="7.9cm">
          <text:p/>
        </draw:line>
        <draw:line draw:style-name="gr15" draw:text-style-name="P11" draw:layer="layout" svg:x1="13.076cm" svg:y1="7.7cm" svg:x2="18.076cm" svg:y2="7.7cm">
          <text:p/>
        </draw:line>
        <draw:line draw:style-name="gr29" draw:text-style-name="P11" draw:layer="layout" svg:x1="18.576cm" svg:y1="7.7cm" svg:x2="18.076cm" svg:y2="7.7cm">
          <text:p/>
        </draw:line>
        <draw:line draw:style-name="gr15" draw:text-style-name="P11" draw:layer="layout" svg:x1="13.076cm" svg:y1="7.7cm" svg:x2="18.076cm" svg:y2="7.7cm">
          <text:p/>
        </draw:line>
        <draw:line draw:style-name="gr15" draw:text-style-name="P11" draw:layer="layout" svg:x1="13.076cm" svg:y1="8.5cm" svg:x2="18.076cm" svg:y2="8.5cm">
          <text:p/>
        </draw:line>
        <draw:line draw:style-name="gr29" draw:text-style-name="P11" draw:layer="layout" svg:x1="18.576cm" svg:y1="8.5cm" svg:x2="18.076cm" svg:y2="8.5cm">
          <text:p/>
        </draw:line>
        <draw:line draw:style-name="gr15" draw:text-style-name="P11" draw:layer="layout" svg:x1="13.076cm" svg:y1="8.5cm" svg:x2="18.076cm" svg:y2="8.5cm">
          <text:p/>
        </draw:line>
        <draw:line draw:style-name="gr15" draw:text-style-name="P11" draw:layer="layout" svg:x1="13.076cm" svg:y1="7.5cm" svg:x2="18.076cm" svg:y2="7.5cm">
          <text:p/>
        </draw:line>
        <draw:line draw:style-name="gr29" draw:text-style-name="P11" draw:layer="layout" svg:x1="18.576cm" svg:y1="7.5cm" svg:x2="18.076cm" svg:y2="7.5cm">
          <text:p/>
        </draw:line>
        <draw:line draw:style-name="gr15" draw:text-style-name="P11" draw:layer="layout" svg:x1="13.076cm" svg:y1="7.5cm" svg:x2="18.076cm" svg:y2="7.5cm">
          <text:p/>
        </draw:line>
        <draw:frame draw:style-name="gr33" draw:text-style-name="P2" draw:layer="layout" svg:width="8.256cm" svg:height="2.227cm" svg:x="19.684cm" svg:y="4.135cm">
          <draw:text-box>
            <text:p text:style-name="P1"><text:span text:style-name="T1"/></text:p>
            <text:p text:style-name="P1"><text:span text:style-name="T1">Silikon 0.75 mm² 18 AWG Alie</text:span></text:p>
            <text:p text:style-name="P1"><text:span text:style-name="T1"/></text:p>
            <text:p text:style-name="P1"><text:span text:style-name="T1">Abgelängt auf 100mm</text:span></text:p>
            <text:p text:style-name="P1"><text:span text:style-name="T1">Abisoliert links 5mm rechts 8mm</text:span></text:p>
            <text:p text:style-name="P1"><text:span text:style-name="T1"/></text:p>
          </draw:text-box>
        </draw:frame>
        <draw:line draw:style-name="gr34" draw:text-style-name="P11" draw:layer="layout" svg:x1="19.247cm" svg:y1="9.339cm" svg:x2="24.247cm" svg:y2="9.339cm">
          <text:p/>
        </draw:line>
        <draw:frame draw:style-name="gr35" draw:text-style-name="P2" draw:layer="layout" svg:width="5.6cm" svg:height="1.591cm" svg:x="9.952cm" svg:y="15.286cm">
          <draw:text-box>
            <text:p text:style-name="P1"><text:span text:style-name="T1">Schrumpfschlauch ueber jede Loetstelle: D4.8 L15</text:span></text:p>
            <text:p text:style-name="P1"><text:span text:style-name="T1"/></text:p>
            <text:p text:style-name="P1"><text:span text:style-name="T1">Schrumpschlauch ueber alles D19.1 L 90</text:span></text:p>
            <text:p text:style-name="P1"><text:span text:style-name="T1"/></text:p>
          </draw:text-box>
        </draw:frame>
        <draw:frame draw:style-name="gr36" draw:text-style-name="P3" draw:layer="layout" svg:width="5.398cm" svg:height="4.335cm" svg:x="19.389cm" svg:y="10.16cm">
          <draw:text-box>
            <text:p>Temperatursensoren</text:p>
            <text:p/>
            <text:p>DS_2<text:tab/>blau<text:tab/><text:tab/>unten</text:p>
            <text:p>DS_3<text:tab/>weiss<text:tab/><text:tab/>unten</text:p>
            <text:p>DS_4<text:tab/>grau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4T21:39:36.223000000</dc:date>
    <dc:language>de-DE</dc:language>
    <meta:editing-cycles>429</meta:editing-cycles>
    <meta:editing-duration>P11DT18H39M16S</meta:editing-duration>
    <meta:print-date>2023-12-10T11:40:57.143000000</meta:print-date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